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22pt" officeooo:rsid="00148745" officeooo:paragraph-rsid="00148745" style:font-size-asian="22pt" style:font-size-complex="22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2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ize="12pt"/>
    </style:style>
    <style:style style:name="P7" style:family="paragraph">
      <style:paragraph-properties fo:text-align="center"/>
      <style:text-properties fo:font-size="12pt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12pt"/>
    </style:style>
    <style:style style:name="gr1" style:family="graphic">
      <style:graphic-properties draw:stroke="solid" svg:stroke-color="#000000" draw:fill="none" draw:fill-color="#ffffff" fo:min-height="0.43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0.44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0.50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none" draw:fill-color="#ffffff" fo:min-height="0.45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color="#000000" draw:fill="none" draw:fill-color="#ffffff" fo:min-height="0.37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color="#000000" draw:fill="none" draw:fill-color="#ffffff" fo:min-height="0.40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0.6362in" fo:min-width="1.18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0.5165in" fo:min-width="1.2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0.4929in" fo:min-width="1.08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fo:min-height="0.502in" fo:min-width="0.8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justify" draw:textarea-vertical-align="middle" draw:auto-grow-height="false" fo:min-height="0.6819in" fo:min-width="0.90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73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56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60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0.5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0.6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solid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stroke="solid" draw:marker-start="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name="Shape1" draw:style-name="gr1" draw:text-style-name="P3" svg:width="1.2185in" svg:height="0.4362in" svg:x="0.8772in" svg:y="0.239in"><draw:text-box><text:p text:style-name="P2"><text:span text:style-name="T1">Options</text:span></text:p></draw:text-box></draw:frame><draw:frame text:anchor-type="paragraph" draw:z-index="1" draw:name="Shape2" draw:style-name="gr2" draw:text-style-name="P4" svg:width="1.2315in" svg:height="0.4433in" svg:x="5.1866in" svg:y="0.3165in"><draw:text-box><text:p text:style-name="P2"><text:span text:style-name="T1">Errors</text:span></text:p></draw:text-box></draw:frame><draw:frame text:anchor-type="paragraph" draw:z-index="2" draw:name="Shape3" draw:style-name="gr3" draw:text-style-name="P3" svg:width="0.8724in" svg:height="0.5016in" svg:x="0.3118in" svg:y="2.8819in"><draw:text-box><text:p text:style-name="P2"><text:span text:style-name="T1">User</text:span></text:p></draw:text-box></draw:frame><draw:frame text:anchor-type="paragraph" draw:z-index="3" draw:name="Shape4" draw:style-name="gr4" draw:text-style-name="P4" svg:width="0.7953in" svg:height="0.4559in" svg:x="1.4563in" svg:y="2.902in"><draw:text-box><text:p text:style-name="P2"><text:span text:style-name="T1">Group</text:span></text:p></draw:text-box></draw:frame><draw:frame text:anchor-type="paragraph" draw:z-index="4" draw:name="Shape5" draw:style-name="gr5" draw:text-style-name="P3" svg:width="0.9504in" svg:height="0.378in" svg:x="2.0492in" svg:y="3.722in"><draw:text-box><text:p text:style-name="P2"><text:span text:style-name="T1">Casts</text:span></text:p></draw:text-box></draw:frame><draw:frame text:anchor-type="paragraph" draw:z-index="5" draw:name="Shape6" draw:style-name="gr6" draw:text-style-name="P3" svg:width="0.8988in" svg:height="0.4043in" svg:x="3.4362in" svg:y="2.8366in"><draw:text-box><text:p text:style-name="P2"><text:span text:style-name="T1">Pages</text:span></text:p></draw:text-box></draw:frame><draw:custom-shape text:anchor-type="paragraph" draw:z-index="6" draw:name="Shape7" draw:style-name="gr7" svg:width="1.6803in" svg:height="0.8988in" svg:x="2.7398in" svg:y="0.1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Shape8" draw:style-name="gr8" svg:width="1.7453in" svg:height="0.7295in" svg:x="0.7925in" svg:y="1.287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Shape9" draw:style-name="gr9" svg:width="1.5303in" svg:height="0.6976in" svg:x="-0.3071in" svg:y="4.22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name="Shape10" draw:style-name="gr10" svg:width="1.2051in" svg:height="0.7094in" svg:x="5.6236in" svg:y="2.725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1" draw:name="Shape12" draw:style-name="gr12" draw:text-style-name="P5" svg:width="1.2697in" svg:height="0.7362in" svg:x="3.1043in" svg:y="0.3362in"><draw:text-box><text:p>Invalid character is chosen</text:p></draw:text-box></draw:frame><draw:frame text:anchor-type="paragraph" draw:z-index="12" draw:name="Shape13" draw:style-name="gr13" draw:text-style-name="P5" svg:width="1.3087in" svg:height="0.5669in" svg:x="1.0992in" svg:y="1.411in"><draw:text-box><text:p>One of the correct letters is chosen</text:p></draw:text-box></draw:frame><draw:frame text:anchor-type="paragraph" draw:z-index="13" draw:name="Shape14" draw:style-name="gr14" draw:text-style-name="P5" svg:width="1.2831in" svg:height="0.6059in" svg:x="5.9492in" svg:y="2.9661in"><draw:text-box><text:p>Output</text:p></draw:text-box></draw:frame><draw:frame text:anchor-type="paragraph" draw:z-index="14" draw:name="Shape15" draw:style-name="gr15" draw:text-style-name="P6" svg:width="1.2177in" svg:height="0.576in" svg:x="3.7028in" svg:y="3.8134in"><draw:text-box><text:p><text:span text:style-name="T2">Casts are saved and “sent” to pages</text:span></text:p></draw:text-box></draw:frame><draw:frame text:anchor-type="paragraph" draw:z-index="15" draw:name="Shape16" draw:style-name="gr16" draw:text-style-name="P5" svg:width="1.4197in" svg:height="0.6252in" svg:x="0.0374in" svg:y="4.4453in"><draw:text-box><text:p>Data storage</text:p></draw:text-box></draw:frame><draw:line text:anchor-type="paragraph" draw:z-index="16" draw:name="Shape17" draw:style-name="gr17" draw:text-style-name="P7" svg:x1="2.0882in" svg:y1="0.5063in" svg:x2="2.6681in" svg:y2="0.5063in"><text:p/></draw:line><draw:line text:anchor-type="paragraph" draw:z-index="18" draw:name="Shape19" draw:style-name="gr17" draw:text-style-name="P2" svg:x1="1.5028in" svg:y1="0.7339in" svg:x2="1.4827in" svg:y2="1.2476in"><text:p/></draw:line><draw:line text:anchor-type="paragraph" draw:z-index="19" draw:name="Shape20" draw:style-name="gr17" draw:text-style-name="P2" svg:x1="1.0992in" svg:y1="1.978in" svg:x2="0.9102in" svg:y2="2.798in"><text:p/></draw:line><draw:line text:anchor-type="paragraph" draw:z-index="20" draw:name="Shape21" draw:style-name="gr17" draw:text-style-name="P2" svg:x1="1.7366in" svg:y1="2.0555in" svg:x2="1.8476in" svg:y2="2.7783in"><text:p/></draw:line><draw:line text:anchor-type="paragraph" draw:z-index="21" draw:name="Shape22" draw:style-name="gr17" draw:text-style-name="P2" svg:x1="2.1925in" svg:y1="2.0165in" svg:x2="2.7008in" svg:y2="3.6567in"><text:p/></draw:line><draw:line text:anchor-type="paragraph" draw:z-index="23" draw:name="Shape24" draw:style-name="gr17" draw:text-style-name="P2" svg:x1="0.6697in" svg:y1="3.4354in" svg:x2="0.578in" svg:y2="4.1453in"><text:p/></draw:line><draw:line text:anchor-type="paragraph" draw:z-index="17" draw:name="Shape18" draw:style-name="gr17" draw:text-style-name="P7" svg:x1="4.4642in" svg:y1="0.5453in" svg:x2="5.0898in" svg:y2="0.5453in"><text:p/></draw:line><draw:line text:anchor-type="paragraph" draw:z-index="24" draw:name="Shape25" draw:style-name="gr17" draw:text-style-name="P2" svg:x1="1.7236in" svg:y1="3.4354in" svg:x2="1.0209in" svg:y2="4.2689in"><text:p/></draw:line><draw:line text:anchor-type="paragraph" draw:z-index="25" draw:name="Shape26" draw:style-name="gr17" draw:text-style-name="P2" svg:x1="3.0717in" svg:y1="3.9173in" svg:x2="3.5732in" svg:y2="3.9236in"><text:p/></draw:line><draw:line text:anchor-type="paragraph" draw:z-index="27" draw:name="Shape28" draw:style-name="gr17" draw:text-style-name="P2" svg:x1="4.3146in" svg:y1="3.0717in" svg:x2="5.6236in" svg:y2="3.0583in"><text:p/></draw:line><draw:line text:anchor-type="paragraph" draw:z-index="22" draw:name="Shape23" draw:style-name="gr17" draw:text-style-name="P2" svg:x1="2.5047in" svg:y1="1.8472in" svg:x2="3.6965in" svg:y2="2.7909in"><text:p/></draw:line><draw:line text:anchor-type="paragraph" draw:z-index="26" draw:name="Shape27" draw:style-name="gr17" draw:text-style-name="P7" svg:x1="4.0453in" svg:y1="3.6303in" svg:x2="4.0217in" svg:y2="3.2402in"><text:p/></draw:line><draw:custom-shape text:anchor-type="paragraph" draw:z-index="10" draw:name="Shape11" draw:style-name="gr11" svg:width="1.2831in" svg:height="0.9642in" svg:x="3.5854in" svg:y="3.63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8" draw:name="Shape29" draw:style-name="gr18" draw:text-style-name="P2" svg:x1="1.2736in" svg:y1="4.652in" svg:x2="2.5693in" svg:y2="4.6583in"><text:p/></draw:line><draw:line text:anchor-type="paragraph" draw:z-index="29" draw:name="Shape30" draw:style-name="gr18" draw:text-style-name="P2" svg:x1="2.5697in" svg:y1="4.6925in" svg:x2="2.5571in" svg:y2="4.1in"><text:p/></draw:line><draw:line text:anchor-type="paragraph" draw:z-index="30" draw:name="Shape32" draw:style-name="gr19" draw:text-style-name="P2" svg:x1="5.3827in" svg:y1="5.1602in" svg:x2="5.298in" svg:y2="3.2457in"><text:p/></draw:line><draw:line text:anchor-type="paragraph" draw:z-index="31" draw:name="Shape33" draw:style-name="gr19" draw:text-style-name="P2" svg:x1="5.2201in" svg:y1="3.2201in" svg:x2="4.3346in" svg:y2="3.2409in"><text:p/></draw:line><draw:line text:anchor-type="paragraph" draw:z-index="32" draw:name="Shape31" draw:style-name="gr19" draw:text-style-name="P2" svg:x1="2.8173in" svg:y1="4.1in" svg:x2="2.8173in" svg:y2="4.9319in"><text:p/></draw:line><draw:line text:anchor-type="paragraph" draw:z-index="33" draw:name="Shape34" draw:style-name="gr19" draw:text-style-name="P2" svg:x1="2.785in" svg:y1="4.8736in" svg:x2="1.0016in" svg:y2="4.8543in"><text:p/></draw:line><draw:line text:anchor-type="paragraph" draw:z-index="34" draw:name="Shape35" draw:style-name="gr19" draw:text-style-name="P2" svg:x1="0.3764in" svg:y1="4.9646in" svg:x2="0.3764in" svg:y2="5.3689in"><text:p/></draw:line><draw:line text:anchor-type="paragraph" draw:z-index="35" draw:name="Shape36" draw:style-name="gr19" draw:text-style-name="P2" svg:x1="0.7016in" svg:y1="4.9583in" svg:x2="0.7016in" svg:y2="5.2902in"><text:p/></draw:line><draw:line text:anchor-type="paragraph" draw:z-index="36" draw:name="Shape37" draw:style-name="gr19" draw:text-style-name="P2" svg:x1="0.7665in" svg:y1="5.2516in" svg:x2="5.5193in" svg:y2="5.2579in"><text:p/></draw:line><draw:line text:anchor-type="paragraph" draw:z-index="37" draw:name="Shape38" draw:style-name="gr19" draw:text-style-name="P2" svg:x1="0.4217in" svg:y1="5.4008in" svg:x2="6.4961in" svg:y2="5.3945in"><text:p/></draw:line><draw:line text:anchor-type="paragraph" draw:z-index="38" draw:name="Shape39" draw:style-name="gr19" draw:text-style-name="P2" svg:x1="6.4764in" svg:y1="5.3362in" svg:x2="6.411in" svg:y2="3.4346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22pt" officeooo:rsid="00148745" officeooo:paragraph-rsid="00148745" style:font-size-asian="22pt" style:font-size-complex="22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tracked-changes>
          <text:changed-region xml:id="ct79717920" text:id="ct79717920">
            <text:insertion>
              <office:change-info>
                <dc:creator>Unknown Author</dc:creator>
                <dc:date>2017-10-03T09:05:00</dc:date>
              </office:change-info>
            </text:insertion>
          </text:changed-region>
        </text:tracked-changes>
        <text:p text:style-name="MP1"><text:change-start text:change-id="ct79717920"/>Data Flow Diagram<text:change-end text:change-id="ct79717920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1T15:26:33.992773332</meta:creation-date>
    <dc:date>2017-10-03T09:17:13.294985975</dc:date>
    <meta:editing-duration>PT19M26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1" meta:paragraph-count="1" meta:word-count="3" meta:character-count="17" meta:non-whitespace-character-count="15"/>
  </office:meta>
</office:document-meta>
</file>